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48673361552602931"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note read me first tex</text:p>
                  <text:list>
                    <text:list-item>
                      <text:p text:style-name="P1">comment créer un nouveau fichier et le préremplire ?</text:p>
                      <text:list>
                        <text:list-item>
                          <text:p text:style-name="P1">modèles &gt; latex template</text:p>
                        </text:list-item>
                      </text:list>
                    </text:list-item>
                    <text:list-item>
                      <text:p text:style-name="P1">comment le sauver, créer et visualiser ?</text:p>
                      <text:list>
                        <text:list-item>
                          <text:p text:style-name="P1">bouton "composition"</text:p>
                        </text:list-item>
                        <text:list-item>
                          <text:p text:style-name="P1">créer nouveau dossier directement dans boite de dialogue si nécessaire</text:p>
                        </text:list-item>
                        <text:list-item>
                          <text:p text:style-name="P1">choisir nom sans extension</text:p>
                        </text:list-item>
                        <text:list-item>
                          <text:p text:style-name="P1">sauver et lancer</text:p>
                        </text:list-item>
                      </text:list>
                    </text:list-item>
                  </text:list>
                </text:list-item>
                <text:list-item>
                  <text:p text:style-name="P1">compilation</text:p>
                  <text:list>
                    <text:list-item>
                      <text:p text:style-name="P1">qu'est ce qui compile notre code latex ? : la distribution latex</text:p>
                    </text:list-item>
                    <text:list-item>
                      <text:p text:style-name="P1">3 fichiers potentiellement productibles via .tex</text:p>
                      <text:list>
                        <text:list-item>
                          <text:p text:style-name="P1">.pdf</text:p>
                        </text:list-item>
                        <text:list-item>
                          <text:p text:style-name="P1">.ps<text:line-break/>.dvi</text:p>
                        </text:list-item>
                      </text:list>
                    </text:list-item>
                    <text:list-item>
                      <text:p text:style-name="P1">facilités permises par éditeurs latex</text:p>
                      <text:list>
                        <text:list-item>
                          <text:p text:style-name="P1">boutons permettent d'insérer facilement caractères spé etc</text:p>
                        </text:list-item>
                        <text:list-item>
                          <text:p text:style-name="P1">fenetre de communication pour la compilation</text:p>
                        </text:list-item>
                      </text:list>
                    </text:list-item>
                    <text:list-item>
                      <text:p text:style-name="P1">pas que les extensions vues juste avant. D'autres extensions possibles (pas besoin de citer, mais grossièrement correspond a quoi ?)</text:p>
                      <text:list>
                        <text:list-item>
                          <text:p text:style-name="P1">correspond aux bibliothèques indexes etc</text:p>
                        </text:list-item>
                      </text:list>
                    </text:list-item>
                  </text:list>
                </text:list-item>
                <text:list-item>
                  <text:p text:style-name="P1">rédaction d'un document simple</text:p>
                  <text:list>
                    <text:list-item>
                      <text:p text:style-name="P1">rédaction du fichier .tex</text:p>
                      <text:list>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24T14:43:15</dc:date>
    <dc:creator>yjfjyf jjku</dc:creator>
    <meta:editing-duration>PT2H42M13S</meta:editing-duration>
    <meta:editing-cycles>57</meta:editing-cycles>
    <meta:generator>OpenOffice/4.0.0$Unix OpenOffice.org_project/400m3$Build-9702</meta:generator>
    <meta:document-statistic meta:table-count="0" meta:image-count="0" meta:object-count="0" meta:page-count="2" meta:paragraph-count="77" meta:word-count="692" meta:character-count="3887"/>
  </office:meta>
</office:document-meta>
</file>